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ba46"/>
    </style:style>
    <style:style style:name="P2" style:family="paragraph" style:parent-style-name="Standard">
      <style:text-properties officeooo:rsid="0003ba46" officeooo:paragraph-rsid="0003ba46"/>
    </style:style>
    <style:style style:name="P3" style:family="paragraph" style:parent-style-name="Standard">
      <style:text-properties officeooo:rsid="00056f9a" officeooo:paragraph-rsid="00056f9a"/>
    </style:style>
    <style:style style:name="P4" style:family="paragraph" style:parent-style-name="Standard">
      <style:text-properties officeooo:rsid="00056f9a" officeooo:paragraph-rsid="00075d31"/>
    </style:style>
    <style:style style:name="P5" style:family="paragraph" style:parent-style-name="Standard">
      <style:text-properties officeooo:paragraph-rsid="00056f9a"/>
    </style:style>
    <style:style style:name="P6" style:family="paragraph" style:parent-style-name="Standard">
      <style:text-properties officeooo:rsid="00075d31" officeooo:paragraph-rsid="00075d31"/>
    </style:style>
    <style:style style:name="P7" style:family="paragraph" style:parent-style-name="Standard">
      <style:text-properties officeooo:rsid="00075d31" officeooo:paragraph-rsid="00089734"/>
    </style:style>
    <style:style style:name="T1" style:family="text">
      <style:text-properties officeooo:rsid="0003ba46"/>
    </style:style>
    <style:style style:name="T2" style:family="text">
      <style:text-properties officeooo:rsid="00075d31"/>
    </style:style>
    <style:style style:name="T3" style:family="text">
      <style:text-properties officeooo:rsid="000897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ersonajes</text:p>
      <text:p text:style-name="P5"><text:span text:style-name="T1"><text:tab/>1. </text:span>Dae'mon: </text:p>
      <text:p text:style-name="P1"><text:tab/><text:tab/>Es un orco que desde pequeño fue entrenado para la guerra de las cuatro naciones <text:tab/><text:tab/>(elfos, humanos, gnomos y orcos). Fue un guerrero muy reconocido por su <text:tab/><text:tab/><text:tab/>habilidad con las espadas grandes hasta que en una de esas batallas fue herido de <text:tab/><text:tab/>gravedad. Antes de morir fue salvado por una humana y lo escondió en el mundo <text:tab/><text:tab/>humano. Él le juro lealtad por salvarle la vida y ahora está aprendiendo como es una <text:tab/><text:tab/>vida pacifica mientras intenta pasar desapercibido.</text:p>
      <text:p text:style-name="P1"><text:span text:style-name="T1"><text:tab/>2. </text:span>Ana María:</text:p>
      <text:p text:style-name="P1"><text:tab/><text:tab/>Es una humana adolescente que estudia una doble carrera de filosofía con derecho en <text:tab/><text:tab/>la mejor universidad, siendo ella la mejor estudiante dando le el apodo de <text:tab/><text:tab/><text:tab/>“NUMBER ONE”. Sabiendo esto se hizo tradición que en cualquier caso con figuras <text:tab/><text:tab/>importantes ella estuviera presente aunque ella estuviera todavía en su segundo año <text:tab/><text:tab/>de estudio.</text:p>
      <text:p text:style-name="P1"><text:span text:style-name="T1"><text:tab/>3. </text:span>Belfegor:</text:p>
      <text:p text:style-name="P1"><text:tab/><text:tab/>Es un demonio de alto rango que abandono el infierno por las responsabilidades que <text:tab/><text:tab/>tenía que cumplir. Al ser tan perezoso decidió dejar el infierno y vivir en un piso en <text:tab/><text:tab/>el centro de una gran ciudad. Gracias a un teléfono que encontró tirado en el suelo no <text:tab/><text:tab/>sale de su casa y pide todo lo que necesite. <text:span text:style-name="T1">Ademas se intereso en la cultura japonesa:</text:span></text:p>
      <text:p text:style-name="P1"><text:tab/><text:tab/><text:span text:style-name="T1">Anime y Manga (Demonio Otaku).</text:span></text:p>
      <text:p text:style-name="P1"><text:span text:style-name="T1"><text:tab/>4. </text:span>Mushu:</text:p>
      <text:p text:style-name="P1"><text:tab/><text:tab/>Es el username de un adolescente en un nuevo MMORPG, él no ha jugado nunca <text:tab/><text:tab/>uno así que tuvo la brillante idea de poner los 100 puntos, que te dan al hacer a tu <text:tab/><text:tab/>personaje, en el atributo fuerza. Como no quería perder ningún combate, antes de <text:tab/><text:tab/>equiparse ningún atuendo (desnudo), se pasó 36 horas golpeando un objeto de <text:tab/> <text:tab/><text:tab/>práctica para subir su estadística lo máximo que pueda. Cuando llego a 500 destruyo <text:tab/><text:tab/>el objeto de un solo golpe. Desde ese momento se le conoce como el “Pervertido mas <text:tab/><text:tab/>fuerte” ya que solo necesita un solo golpe para debilitar a cualquier personaje.</text:p>
      <text:p text:style-name="P2"><text:tab/>5. Jared:</text:p>
      <text:p text:style-name="P2"><text:tab/><text:tab/>Jared es un hombre ciego de mediana edad que vive en la Alemania de 1938. Es</text:p>
      <text:p text:style-name="P2"><text:tab/><text:tab/>católico, pobre y nazi. Lleva años intentando unirse a los grupos neonazis però nunca </text:p>
      <text:p text:style-name="P2"><text:tab/><text:tab/>le aceptan. Por ese motivo el siempre se queja diciendo que ellos no son nazis de </text:p>
      <text:p text:style-name="P2"><text:tab/><text:tab/>verdad o que no tienen la pureza de la raza aria o que el defenderia a Hitler con su </text:p>
      <text:p text:style-name="P2"><text:tab/><text:tab/>propia vida. Jared es negro.</text:p>
      <text:p text:style-name="P3"><text:tab/>6. <text:span text:style-name="T2">Aegea:</text:span></text:p>
      <text:p text:style-name="P4"><text:tab/><text:tab/><text:span text:style-name="T2">Aegea es una mujer que vive en una pequeña casa en la antigua grecia al lado del </text:span></text:p>
      <text:p text:style-name="P4"><text:span text:style-name="T2"><text:tab/><text:tab/>mar. Se gana la vida vendiendo cuadros de paisajes, los cuales la mayoria son <text:tab/><text:tab/><text:tab/>cuadros de lo que ella llama vida, el mar mediterranio. Su aficion por el mar y su <text:tab/><text:tab/>talento para pintar la hicieron famosa por toda grecia.</text:span></text:p>
      <text:p text:style-name="P6"><text:tab/>7. Axel:</text:p>
      <text:p text:style-name="P6"><text:tab/><text:tab/>Axel es un escritor que se hizo famoso atraves de haber escrito grandes obras de</text:p>
      <text:p text:style-name="P7"><text:tab/><text:tab/>aventuras <text:span text:style-name="T3">con demonios</text:span>, <text:span text:style-name="T3">haciendose famoso por el transfondo de estos.</text:span> </text:p>
      <text:p text:style-name="P7"><text:tab/><text:tab/><text:span text:style-name="T3">Tiene grandes obras como</text:span> ‘<text:span text:style-name="T3">Black Glove</text:span>’, ‘<text:span text:style-name="T3">Slayer of Demons</text:span>’, ‘<text:span text:style-name="T3">The exorcist is the</text:span></text:p>
      <text:p text:style-name="P7"><text:span text:style-name="T3"><text:tab/><text:tab/>Son of the Devil</text:span>’ <text:span text:style-name="T3">o ‘The Devil have a Job in the Human World’. Obras que le</text:span></text:p>
      <text:p text:style-name="P7"><text:span text:style-name="T3"><text:tab/><text:tab/>hicieron ganar varios premios de literatur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7T08:19:31.408423983</meta:creation-date>
    <dc:date>2022-01-17T09:13:26.762770429</dc:date>
    <meta:editing-duration>PT8M34S</meta:editing-duration>
    <meta:editing-cycles>1</meta:editing-cycles>
    <meta:document-statistic meta:table-count="0" meta:image-count="0" meta:object-count="0" meta:page-count="1" meta:paragraph-count="25" meta:word-count="509" meta:character-count="2892" meta:non-whitespace-character-count="2316"/>
    <meta:generator>LibreOffice/7.0.4.2$Linux_X86_64 LibreOffice_project/00$Build-2</meta:generator>
  </office:meta>
</office:document-meta>
</file>